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15pt" fo:letter-spacing="normal" fo:font-style="normal" fo:font-weight="bold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15pt" fo:letter-spacing="normal" fo:font-style="normal" fo:font-weight="bold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5" style:family="paragraph" style:parent-style-name="Heading_20_2">
      <style:paragraph-properties fo:margin-left="0cm" fo:margin-right="0cm" fo:margin-top="1.191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normal"/>
    </style:style>
    <style:style style:name="P6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72822"/>
    </style:style>
    <style:style style:name="P7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orphans="2" fo:widows="2" fo:background-color="#272822"/>
    </style:style>
    <style:style style:name="P8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15pt" fo:letter-spacing="normal" fo:font-style="normal" fo:font-weight="bold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15pt" fo:letter-spacing="normal" fo:font-style="normal" fo:font-weight="bold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2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4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6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7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8" style:family="paragraph" style:parent-style-name="Text_20_body" style:list-style-name="L4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21" style:family="paragraph" style:parent-style-name="Text_20_body" style:list-style-name="L5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2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15pt" fo:letter-spacing="normal" fo:font-style="normal" fo:font-weight="bold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P2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7" style:family="paragraph" style:parent-style-name="Text_20_body">
      <style:text-properties fo:color="#000000" loext:opacity="100%"/>
    </style:style>
    <style:style style:name="T1" style:family="text">
      <style:text-properties style:font-name="Source Serif Pro" fo:font-size="13.5pt" fo:font-weight="normal"/>
    </style:style>
    <style:style style:name="T2" style:family="text">
      <style:text-properties style:font-name="Source Serif Pro" fo:font-size="13.5pt" fo:font-weight="normal" fo:background-color="#272822" loext:char-shading-value="0" loext:padding="0cm" loext:border="none"/>
    </style:style>
    <style:style style:name="T3" style:family="text">
      <style:text-properties fo:color="#ffffff" loext:opacity="100%" style:font-name="Source Serif Pro" fo:font-size="13.5pt" fo:font-weight="normal"/>
    </style:style>
    <style:style style:name="T4" style:family="text">
      <style:text-properties fo:color="#ffffff" loext:opacity="100%" style:font-name="Source Serif Pro" fo:font-size="13.5pt" fo:font-weight="normal" fo:background-color="#272822" loext:char-shading-value="0" loext:padding="0cm" loext:border="none"/>
    </style:style>
    <style:style style:name="T5" style:family="text">
      <style:text-properties fo:color="#ffffff" loext:opacity="100%" fo:font-weight="normal" fo:background-color="#272822" loext:char-shading-value="0" loext:padding="0cm" loext:border="none"/>
    </style:style>
    <style:style style:name="T6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7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8" style:family="text">
      <style:text-properties fo:font-variant="normal" fo:text-transform="none" fo:color="#ffffff" loext:opacity="100%" fo:font-size="13.5pt" fo:letter-spacing="normal" fo:font-style="normal" fo:font-weight="bold" fo:background-color="#272822" loext:char-shading-value="0" loext:padding="0cm" loext:border="none"/>
    </style:style>
    <style:style style:name="T9" style:family="text">
      <style:text-properties fo:font-variant="normal" fo:text-transform="none" fo:color="#ffffff" loext:opacity="100%" fo:font-size="13.5pt" fo:letter-spacing="normal" fo:font-style="normal" fo:font-weight="normal" fo:background-color="#272822" loext:char-shading-value="0" loext:padding="0cm" loext:border="none"/>
    </style:style>
    <style:style style:name="T10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11" style:family="text">
      <style:text-properties fo:font-variant="normal" fo:text-transform="none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2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5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#ffff00" loext:char-shading-value="0"/>
    </style:style>
    <style:style style:name="T16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#ffff00" loext:char-shading-value="0"/>
    </style:style>
    <style:style style:name="T17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18" style:family="text">
      <style:text-properties fo:font-variant="normal" fo:text-transform="none" fo:color="#000000" loext:opacity="100%" fo:font-size="13.5pt" fo:letter-spacing="normal" fo:font-style="normal" fo:font-weight="normal" fo:background-color="#272822" loext:char-shading-value="0" loext:padding="0cm" loext:border="none"/>
    </style:style>
    <style:style style:name="T19" style:family="text">
      <style:text-properties fo:font-variant="normal" fo:text-transform="none" fo:color="#000000" loext:opacity="100%" fo:font-size="13.5pt" fo:letter-spacing="normal" fo:font-style="normal" fo:font-weight="normal" fo:background-color="#ffff00" loext:char-shading-value="0" loext:padding="0cm" loext:border="none"/>
    </style:style>
    <style:style style:name="T20" style:family="text">
      <style:text-properties fo:font-variant="normal" fo:text-transform="none" fo:color="#000000" loext:opacity="100%" fo:font-size="13.5pt" fo:letter-spacing="normal" fo:font-style="normal" fo:font-weight="normal" fo:background-color="#ffff00" loext:char-shading-value="0" loext:padding="0cm" loext:border="none"/>
    </style:style>
    <style:style style:name="T21" style:family="text">
      <style:text-properties fo:font-variant="normal" fo:text-transform="none" fo:color="#000000" loext:opacity="100%" fo:font-size="13.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f92672" loext:opacity="100%" fo:font-size="13.5pt" fo:letter-spacing="normal" fo:font-style="normal" fo:font-weight="bold" fo:background-color="#272822" loext:char-shading-value="0" loext:padding="0cm" loext:border="none"/>
    </style:style>
    <style:style style:name="T23" style:family="text">
      <style:text-properties fo:font-variant="normal" fo:text-transform="none" fo:color="#dddddd" loext:opacity="100%" fo:font-size="13.5pt" fo:letter-spacing="normal" fo:font-style="normal" fo:font-weight="normal" fo:background-color="#272822" loext:char-shading-value="0" loext:padding="0cm" loext:border="none"/>
    </style:style>
    <style:style style:name="T24" style:family="text">
      <style:text-properties fo:font-variant="normal" fo:text-transform="none" fo:color="#dddddd" loext:opacity="100%" fo:font-size="13.5pt" fo:letter-spacing="normal" fo:font-style="normal" fo:font-weight="normal" fo:background-color="#272822" loext:char-shading-value="0" loext:padding="0cm" loext:border="none"/>
    </style:style>
    <style:style style:name="T25" style:family="text">
      <style:text-properties fo:font-variant="normal" fo:text-transform="none" fo:color="#dddddd" loext:opacity="100%" fo:letter-spacing="normal" fo:background-color="#272822" loext:char-shading-value="0" loext:padding="0cm" loext:border="none"/>
    </style:style>
    <style:style style:name="T26" style:family="text">
      <style:text-properties fo:font-variant="normal" fo:text-transform="none" fo:color="#75715e" loext:opacity="100%" fo:font-size="13.5pt" fo:letter-spacing="normal" fo:font-style="normal" fo:font-weight="normal" fo:background-color="#272822" loext:char-shading-value="0" loext:padding="0cm" loext:border="none"/>
    </style:style>
    <style:style style:name="T27" style:family="text">
      <style:text-properties fo:font-variant="normal" fo:text-transform="none" fo:color="#6f42c1" loext:opacity="100%" fo:font-size="13.5pt" fo:letter-spacing="normal" fo:font-style="normal" fo:font-weight="bold" fo:background-color="#272822" loext:char-shading-value="0" loext:padding="0cm" loext:border="none"/>
    </style:style>
    <style:style style:name="T28" style:family="text">
      <style:text-properties fo:font-variant="normal" fo:text-transform="none" fo:color="#a6e22e" loext:opacity="100%" fo:font-size="13.5pt" fo:letter-spacing="normal" fo:font-style="normal" fo:font-weight="normal" fo:background-color="#272822" loext:char-shading-value="0" loext:padding="0cm" loext:border="none"/>
    </style:style>
    <style:style style:name="T29" style:family="text">
      <style:text-properties fo:font-variant="normal" fo:text-transform="none" fo:color="#a6e22e" loext:opacity="100%" fo:font-size="13.5pt" fo:letter-spacing="normal" fo:font-style="normal" fo:font-weight="normal" fo:background-color="#272822" loext:char-shading-value="0" loext:padding="0cm" loext:border="none"/>
    </style:style>
    <style:style style:name="T30" style:family="text">
      <style:text-properties fo:font-variant="normal" fo:text-transform="none" fo:color="#a6e22e" loext:opacity="100%" fo:font-size="13.5pt" fo:letter-spacing="normal" fo:font-style="normal" fo:font-weight="bold" fo:background-color="#272822" loext:char-shading-value="0" loext:padding="0cm" loext:border="none"/>
    </style:style>
    <style:style style:name="T31" style:family="text">
      <style:text-properties fo:font-variant="normal" fo:text-transform="none" fo:color="#005cc5" loext:opacity="100%" fo:font-size="13.5pt" fo:letter-spacing="normal" fo:font-style="normal" fo:font-weight="normal" fo:background-color="#272822" loext:char-shading-value="0" loext:padding="0cm" loext:border="none"/>
    </style:style>
    <style:style style:name="T32" style:family="text">
      <style:text-properties fo:font-variant="normal" fo:text-transform="none" fo:color="#005cc5" loext:opacity="100%" fo:font-size="13.5pt" fo:letter-spacing="normal" fo:font-style="normal" fo:font-weight="normal" fo:background-color="#272822" loext:char-shading-value="0" loext:padding="0cm" loext:border="none"/>
    </style:style>
    <style:style style:name="T33" style:family="text">
      <style:text-properties fo:font-variant="normal" fo:text-transform="none" fo:font-size="13.5pt" fo:letter-spacing="normal" fo:font-style="normal" fo:font-weight="normal" fo:background-color="#272822" loext:char-shading-value="0" loext:padding="0cm" loext:border="none"/>
    </style:style>
    <style:style style:name="T34" style:family="text">
      <style:text-properties fo:color="#000000" loext:opacity="100%" fo:background-color="transparent" loext:char-shading-value="0"/>
    </style:style>
    <style:style style:name="T35" style:family="text">
      <style:text-properties fo:color="#dddddd" loext:opacity="100%" fo:font-size="13.5pt" fo:font-weight="normal" fo:background-color="#272822" loext:char-shading-value="0" loext:padding="0cm" loext:border="none"/>
    </style:style>
    <style:style style:name="T36" style:family="text">
      <style:text-properties fo:color="#f92672" loext:opacity="100%" fo:font-size="13.5pt" fo:background-color="#272822" loext:char-shading-value="0" loext:padding="0cm" loext:border="none"/>
    </style:style>
    <style:style style:name="T37" style:family="text">
      <style:text-properties fo:color="#75715e" loext:opacity="100%" fo:font-size="13.5pt" fo:font-weight="normal" fo:background-color="#272822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parando o ambiente: subindo uma API Rest no ambiente local com Docker-Compose</text:p>
      <text:p text:style-name="P1"/>
      <text:p text:style-name="P2"><text:span text:style-name="T1">Para acompanhar o próximo vídeo e realizar o passo a passo, você precisará subir a aplicação do repositório </text:span><text:span text:style-name="Source_20_Text"><text:span text:style-name="T2">banking-validation</text:span></text:span><text:span text:style-name="T1"> usando o Docker Compose. Abaixo estão as instruções necessárias para fazer o clone do projeto, importar no IntelliJ e executar o comando com o Docker Compose 2.0.</text:span></text:p>
      <text:p text:style-name="P4"><text:span text:style-name="Strong_20_Emphasis"><text:span text:style-name="T13">1. Clonando o projeto</text:span></text:span></text:p>
      <text:p text:style-name="P3">Abra o terminal e execute o seguinte comando para clonar o repositório:</text:p>
      <text:p text:style-name="P4"><text:span text:style-name="Source_20_Text"><text:span text:style-name="T14">git clone https://github.com/joao0212/banking-validation.git</text:span></text:span></text:p>
      <text:p text:style-name="P4"><text:span text:style-name="Strong_20_Emphasis"><text:span text:style-name="T13">2. Importando no IntelliJ</text:span></text:span></text:p>
      <text:list xml:id="list2972185922" text:style-name="L1">
        <text:list-item>
          <text:p text:style-name="P11">Abra o IntelliJ.</text:p>
        </text:list-item>
        <text:list-item>
          <text:p text:style-name="P24"><text:span text:style-name="T12">Vá em File &gt; Open... e selecione a pasta onde você clonou o projeto </text:span><text:span text:style-name="Source_20_Text"><text:span text:style-name="T14">banking-validation</text:span></text:span><text:span text:style-name="T12">.</text:span></text:p>
        </text:list-item>
        <text:list-item>
          <text:p text:style-name="P12">O IntelliJ detectará automaticamente as configurações do projeto. Confirme a importação para carregá-lo.</text:p>
        </text:list-item>
      </text:list>
      <text:p text:style-name="P4"><text:span text:style-name="Strong_20_Emphasis"><text:span text:style-name="T13">3. Executando com Docker Compose</text:span></text:span></text:p>
      <text:p text:style-name="P4"><text:span text:style-name="T12">Na raiz do projeto, você encontrará o </text:span><text:span text:style-name="Source_20_Text"><text:span text:style-name="T14">arquivo docker-compose.yml</text:span></text:span><text:span text:style-name="T12">, que contém as instruções para subir a aplicação. No terminal, navegue até a pasta do projeto e execute o seguinte comando:</text:span></text:p>
      <text:p text:style-name="P4"><text:span text:style-name="Source_20_Text"><text:span text:style-name="T14">docker compose up</text:span></text:span></text:p>
      <text:p text:style-name="P4"><text:span text:style-name="T12">Esse comando, usando o Docker Compose 2.0, irá iniciar os serviços definidos no arquivo </text:span><text:span text:style-name="Source_20_Text"><text:span text:style-name="T14">docker-compose.yml</text:span></text:span><text:span text:style-name="T12"> na raiz do projeto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ctive Records</text:p>
      <text:p text:style-name="P1"/>
      <text:p text:style-name="P1"/>
      <text:p text:style-name="P19">O padrão Active Record é uma abordagem de mapeamento objeto-relacional (ORM) que integra as operações de persistência diretamente dentro das entidades do domínio. Em vez de separar as responsabilidades de acesso a dados em uma classe repositório, o próprio modelo é responsável por persistir, atualizar e consultar dados no banco.</text:p>
      <text:p text:style-name="P3">No Quarkus, o Active Record é implementado usando o Panache, que facilita a criação de entidades com métodos de persistência integrados, permitindo consultas e operações CRUD diretamente na entidade. Com Panache, é possível criar entidades que estendem PanacheEntity ou PanacheEntityBase para simplificar o uso do padrão Active Record.</text:p>
      <text:h text:style-name="P5" text:outline-level="2">Exemplo de Active Record com Quarkus Panache</text:h>
      <text:p text:style-name="P4"><text:span text:style-name="T12">Crie uma entidade que estenda </text:span><text:span text:style-name="Source_20_Text"><text:span text:style-name="T14">PanacheEntity</text:span></text:span><text:span text:style-name="T12"> (o que adiciona automaticamente o ID):</text:span></text:p>
      <text:p text:style-name="P1"/>
      <text:p text:style-name="P8"><text:span text:style-name="Source_20_Text"><text:span text:style-name="T36">import</text:span></text:span><text:span text:style-name="Source_20_Text"><text:span text:style-name="T35"> io.quarkus.hibernate.orm.panache.PanacheEntity;</text:span></text:span></text:p>
      <text:p text:style-name="P6"><text:span text:style-name="Source_20_Text"><text:span text:style-name="T22">import</text:span></text:span><text:span text:style-name="Source_20_Text"><text:span text:style-name="T23"> javax.persistence.Entity;</text:span></text:span></text:p>
      <text:p text:style-name="P7"/>
      <text:p text:style-name="P6"><text:span text:style-name="Source_20_Text"><text:span text:style-name="T26">@Entity</text:span></text:span></text:p>
      <text:p text:style-name="P6"><text:span text:style-name="Source_20_Text"><text:span text:style-name="T22">public</text:span></text:span><text:span text:style-name="Source_20_Text"><text:span text:style-name="T23"> </text:span></text:span><text:span text:style-name="Source_20_Text"><text:span text:style-name="T22">class</text:span></text:span><text:span text:style-name="Source_20_Text"><text:span text:style-name="T23"> </text:span></text:span><text:span text:style-name="Source_20_Text"><text:span text:style-name="T8">Person</text:span></text:span><text:span text:style-name="Source_20_Text"><text:span text:style-name="T23"> </text:span></text:span><text:span text:style-name="Source_20_Text"><text:span text:style-name="T22">extends</text:span></text:span><text:span text:style-name="Source_20_Text"><text:span text:style-name="T23"> </text:span></text:span><text:span text:style-name="Source_20_Text"><text:span text:style-name="T27">PanacheEntity</text:span></text:span><text:span text:style-name="Source_20_Text"><text:span text:style-name="T23"> {</text:span></text:span></text:p>
      <text:p text:style-name="P6"><text:span text:style-name="Source_20_Text"><text:span text:style-name="T25"><text:s text:c="4"/></text:span></text:span><text:span text:style-name="Source_20_Text"><text:span text:style-name="T22">public</text:span></text:span><text:span text:style-name="Source_20_Text"><text:span text:style-name="T23"> </text:span></text:span><text:span text:style-name="Source_20_Text"><text:span text:style-name="T8">String</text:span></text:span><text:span text:style-name="Source_20_Text"><text:span text:style-name="T23"> name;</text:span></text:span></text:p>
      <text:p text:style-name="P6"><text:span text:style-name="Source_20_Text"><text:span text:style-name="T25"><text:s text:c="4"/></text:span></text:span><text:span text:style-name="Source_20_Text"><text:span text:style-name="T22">public</text:span></text:span><text:span text:style-name="Source_20_Text"><text:span text:style-name="T23"> int age;</text:span></text:span></text:p>
      <text:p text:style-name="P7"><text:span text:style-name="Source_20_Text"><text:span text:style-name="T25"><text:s text:c="4"/></text:span></text:span></text:p>
      <text:p text:style-name="P6"><text:span text:style-name="Source_20_Text"><text:span text:style-name="T25"><text:s text:c="4"/></text:span></text:span><text:span text:style-name="Source_20_Text"><text:span text:style-name="T26">// Active Record Methods</text:span></text:span></text:p>
      <text:p text:style-name="P6"><text:span text:style-name="Source_20_Text"><text:span text:style-name="T25"><text:s text:c="4"/></text:span></text:span><text:span text:style-name="Source_20_Text"><text:span text:style-name="T22">public</text:span></text:span><text:span text:style-name="Source_20_Text"><text:span text:style-name="T23"> </text:span></text:span><text:span text:style-name="Source_20_Text"><text:span text:style-name="T22">static</text:span></text:span><text:span text:style-name="Source_20_Text"><text:span text:style-name="T23"> </text:span></text:span><text:span text:style-name="Source_20_Text"><text:span text:style-name="T8">Person</text:span></text:span><text:span text:style-name="Source_20_Text"><text:span text:style-name="T23"> </text:span></text:span><text:span text:style-name="Source_20_Text"><text:span text:style-name="T27">findByName</text:span></text:span><text:span text:style-name="Source_20_Text"><text:span text:style-name="T23">(</text:span></text:span><text:span text:style-name="Source_20_Text"><text:span text:style-name="T28">String</text:span></text:span><text:span text:style-name="Source_20_Text"><text:span text:style-name="T23"> name) {</text:span></text:span></text:p>
      <text:p text:style-name="P6"><text:span text:style-name="Source_20_Text"><text:span text:style-name="T25"><text:s text:c="8"/></text:span></text:span><text:span text:style-name="Source_20_Text"><text:span text:style-name="T22">return</text:span></text:span><text:span text:style-name="Source_20_Text"><text:span text:style-name="T23"> </text:span></text:span><text:span text:style-name="Source_20_Text"><text:span text:style-name="T27">find</text:span></text:span><text:span text:style-name="Source_20_Text"><text:span text:style-name="T23">(</text:span></text:span><text:span text:style-name="Source_20_Text"><text:span text:style-name="T28">"name"</text:span></text:span><text:span text:style-name="Source_20_Text"><text:span text:style-name="T23">, name).</text:span></text:span><text:span text:style-name="Source_20_Text"><text:span text:style-name="T27">firstResult</text:span></text:span><text:span text:style-name="Source_20_Text"><text:span text:style-name="T23">();</text:span></text:span></text:p>
      <text:p text:style-name="P7"><text:span text:style-name="Source_20_Text"><text:span text:style-name="T25"><text:s text:c="4"/></text:span></text:span><text:span text:style-name="Source_20_Text"><text:span text:style-name="T23">}</text:span></text:span></text:p>
      <text:p text:style-name="P7"><text:span text:style-name="Source_20_Text"><text:span text:style-name="T25"><text:s text:c="4"/></text:span></text:span></text:p>
      <text:p text:style-name="P6"><text:span text:style-name="Source_20_Text"><text:span text:style-name="T25"><text:s text:c="4"/></text:span></text:span><text:span text:style-name="Source_20_Text"><text:span text:style-name="T22">public</text:span></text:span><text:span text:style-name="Source_20_Text"><text:span text:style-name="T23"> </text:span></text:span><text:span text:style-name="Source_20_Text"><text:span text:style-name="T22">static</text:span></text:span><text:span text:style-name="Source_20_Text"><text:span text:style-name="T23"> </text:span></text:span><text:span text:style-name="Source_20_Text"><text:span text:style-name="T8">List</text:span></text:span><text:span text:style-name="Source_20_Text"><text:span text:style-name="T23">&lt;</text:span></text:span><text:span text:style-name="Source_20_Text"><text:span text:style-name="T8">Person</text:span></text:span><text:span text:style-name="Source_20_Text"><text:span text:style-name="T23">&gt; </text:span></text:span><text:span text:style-name="Source_20_Text"><text:span text:style-name="T27">findAdults</text:span></text:span><text:span text:style-name="Source_20_Text"><text:span text:style-name="T23">() {</text:span></text:span></text:p>
      <text:p text:style-name="P6"><text:span text:style-name="Source_20_Text"><text:span text:style-name="T25"><text:s text:c="8"/></text:span></text:span><text:span text:style-name="Source_20_Text"><text:span text:style-name="T22">return</text:span></text:span><text:span text:style-name="Source_20_Text"><text:span text:style-name="T23"> </text:span></text:span><text:span text:style-name="Source_20_Text"><text:span text:style-name="T27">list</text:span></text:span><text:span text:style-name="Source_20_Text"><text:span text:style-name="T23">(</text:span></text:span><text:span text:style-name="Source_20_Text"><text:span text:style-name="T28">"age &gt;= ?1"</text:span></text:span><text:span text:style-name="Source_20_Text"><text:span text:style-name="T23">, </text:span></text:span><text:span text:style-name="Source_20_Text"><text:span text:style-name="T31">18</text:span></text:span><text:span text:style-name="Source_20_Text"><text:span text:style-name="T23">);</text:span></text:span></text:p>
      <text:p text:style-name="P7"><text:span text:style-name="Source_20_Text"><text:span text:style-name="T25"><text:s text:c="4"/></text:span></text:span><text:span text:style-name="Source_20_Text"><text:span text:style-name="T23">}</text:span></text:span></text:p>
      <text:p text:style-name="P7"><text:span text:style-name="Source_20_Text"><text:span text:style-name="T23">}</text:span></text:span></text:p>
      <text:p text:style-name="P1"/>
      <text:p text:style-name="P1"/>
      <text:p text:style-name="P1"><text:span text:style-name="T3">Usando a entidade </text:span><text:span text:style-name="Source_20_Text"><text:span text:style-name="T5">Person</text:span></text:span><text:span text:style-name="T3">:</text:span></text:p>
      <text:p text:style-name="P1"><text:span text:style-name="T3"/></text:p>
      <text:p text:style-name="P1"><text:span text:style-name="T3"/></text:p>
      <text:p text:style-name="P8"><text:soft-page-break/><text:span text:style-name="Source_20_Text"><text:span text:style-name="T37">// Persistindo uma nova pessoa</text:span></text:span></text:p>
      <text:p text:style-name="P6"><text:span text:style-name="Source_20_Text"><text:span text:style-name="T30">Person</text:span></text:span><text:span text:style-name="Source_20_Text"><text:span text:style-name="T23"> </text:span></text:span><text:span text:style-name="Source_20_Text"><text:span text:style-name="T28">p</text:span></text:span><text:span text:style-name="Source_20_Text"><text:span text:style-name="T23"> </text:span></text:span><text:span text:style-name="Source_20_Text"><text:span text:style-name="T31">=</text:span></text:span><text:span text:style-name="Source_20_Text"><text:span text:style-name="T23"> </text:span></text:span><text:span text:style-name="Source_20_Text"><text:span text:style-name="T22">new</text:span></text:span><text:span text:style-name="Source_20_Text"><text:span text:style-name="T23"> </text:span></text:span><text:span text:style-name="Source_20_Text"><text:span text:style-name="T8">Person</text:span></text:span><text:span text:style-name="Source_20_Text"><text:span text:style-name="T23">();</text:span></text:span></text:p>
      <text:p text:style-name="P6"><text:span text:style-name="Source_20_Text"><text:span text:style-name="T23">p.name = </text:span></text:span><text:span text:style-name="Source_20_Text"><text:span text:style-name="T28">"João"</text:span></text:span><text:span text:style-name="Source_20_Text"><text:span text:style-name="T23">;</text:span></text:span></text:p>
      <text:p text:style-name="P6"><text:span text:style-name="Source_20_Text"><text:span text:style-name="T23">p.age = </text:span></text:span><text:span text:style-name="Source_20_Text"><text:span text:style-name="T31">30</text:span></text:span><text:span text:style-name="Source_20_Text"><text:span text:style-name="T23">;</text:span></text:span></text:p>
      <text:p text:style-name="P7"><text:span text:style-name="Source_20_Text"><text:span text:style-name="T23">p.persist();</text:span></text:span></text:p>
      <text:p text:style-name="P7"/>
      <text:p text:style-name="P6"><text:span text:style-name="Source_20_Text"><text:span text:style-name="T26">// Consultando pessoas</text:span></text:span></text:p>
      <text:p text:style-name="P6"><text:span text:style-name="Source_20_Text"><text:span text:style-name="T30">Person</text:span></text:span><text:span text:style-name="Source_20_Text"><text:span text:style-name="T23"> </text:span></text:span><text:span text:style-name="Source_20_Text"><text:span text:style-name="T28">joao</text:span></text:span><text:span text:style-name="Source_20_Text"><text:span text:style-name="T23"> </text:span></text:span><text:span text:style-name="Source_20_Text"><text:span text:style-name="T31">=</text:span></text:span><text:span text:style-name="Source_20_Text"><text:span text:style-name="T23"> Person.findByName(</text:span></text:span><text:span text:style-name="Source_20_Text"><text:span text:style-name="T28">"João"</text:span></text:span><text:span text:style-name="Source_20_Text"><text:span text:style-name="T23">);</text:span></text:span></text:p>
      <text:p text:style-name="P7"><text:span text:style-name="Source_20_Text"><text:span text:style-name="T23">List&lt;Person&gt; adults = Person.findAdults();</text:span></text:span></text:p>
      <text:p text:style-name="P1"><text:span text:style-name="T3"/></text:p>
      <text:p text:style-name="P1"><text:span text:style-name="T1"/></text:p>
      <text:p text:style-name="P2"><text:span text:style-name="T1">No exemplo acima, a própria entidade </text:span><text:span text:style-name="Source_20_Text"><text:span text:style-name="T2">Person</text:span></text:span><text:span text:style-name="T1"> contém métodos para persistir e consultar dados, tornando-a uma classe "ativa" com responsabilidade de gerenciar sua própria persistência.</text:span></text:p>
      <text:p text:style-name="P3">Das diferenças entre Active Record e Repository Pattern, podemos citar duas:</text:p>
      <text:p text:style-name="P3">1 - Separação de responsabilidades:</text:p>
      <text:list xml:id="list3143834069" text:style-name="L2">
        <text:list-item>
          <text:p text:style-name="P13">Active Record: A lógica de persistência e as regras de negócio estão todas dentro da entidade. Isso facilita a leitura, mas pode dificultar a manutenção, já que a entidade carrega ambas as responsabilidades.</text:p>
        </text:list-item>
        <text:list-item>
          <text:p text:style-name="P14">Repository Pattern: A lógica de persistência é extraída para classes repositório específicas, promovendo uma separação clara das responsabilidades, com o modelo apenas representando dados.</text:p>
        </text:list-item>
      </text:list>
      <text:p text:style-name="P3">2 - Testabilidade:</text:p>
      <text:list xml:id="list1000569886" text:style-name="L3">
        <text:list-item>
          <text:p text:style-name="P15">Active Record: Como as operações de persistência estão na própria entidade, os testes de unidade podem exigir o banco de dados ou mocks complexos, tornando os testes mais difíceis.</text:p>
        </text:list-item>
        <text:list-item>
          <text:p text:style-name="P16">Repository Pattern: Com repositórios separados, é mais fácil testar o domínio e a lógica de persistência separadamente, pois os repositórios podem ser facilmente mockados.</text:p>
        </text:list-item>
      </text:list>
      <text:p text:style-name="P3">As vantagens do Active Record com Quarkus Panache são:</text:p>
      <text:list xml:id="list1389897947" text:style-name="L4">
        <text:list-item>
          <text:p text:style-name="P17">Simplicidade: Para aplicações pequenas ou casos de uso onde a lógica de persistência é simples, o Active Record facilita a implementação rápida, pois você pode definir as operações CRUD diretamente na entidade.</text:p>
        </text:list-item>
        <text:list-item>
          <text:p text:style-name="P18">Leitura facilitada: O código fica mais direto e fácil de entender, pois as operações estão onde os dados estão, sem intermediários.</text:p>
        </text:list-item>
      </text:list>
      <text:p text:style-name="P3">E as desvantagens de usar o Active Record com Quarkus Panache são:</text:p>
      <text:list xml:id="list2056698153" text:style-name="L5">
        <text:list-item>
          <text:p text:style-name="P21"><text:soft-page-break/>Baixa escalabilidade: Em projetos complexos, em que a lógica de negócios e as operações de persistência são mais elaboradas, o padrão Active Record pode tornar o código mais difícil de manter e testar, pois mistura lógica de negócios com acesso a dados.</text:p>
        </text:list-item>
        <text:list-item>
          <text:p text:style-name="P21">Acoplamento: A classe de domínio fica fortemente acoplada ao banco de dados, dificultando a substituição do banco ou da camada de persistência sem afetar o modelo</text:p>
        </text:list-item>
      </text:list>
      <text:p text:style-name="P1"><text:span text:style-name="T1"/></text:p>
      <text:h text:style-name="Heading_20_2" text:outline-level="2"/>
      <text:h text:style-name="Heading_20_2" text:outline-level="2">Preparando o ambiente: criando application.properties com variáveis de ambiente</text:h>
      <text:p text:style-name="Text_20_body"><text:span text:style-name="T1"/></text:p>
      <text:p text:style-name="P27"><text:span text:style-name="T1"/></text:p>
      <text:p text:style-name="P25"><text:span text:style-name="T12">Conteúdo do arquivo</text:span><text:span text:style-name="T17"> </text:span><text:span text:style-name="Source_20_Text"><text:span text:style-name="T21">application.properties</text:span></text:span><text:span text:style-name="T17">:</text:span></text:p>
      <text:p text:style-name="P25"><text:span text:style-name="T17"/></text:p>
      <text:p text:style-name="P9"><text:span text:style-name="Source_20_Text"><text:span text:style-name="T32">quarkus.rest-client.situacao-cadastral-api.url</text:span></text:span><text:span text:style-name="Source_20_Text"><text:span text:style-name="T24">=http://</text:span></text:span><text:span text:style-name="Source_20_Text"><text:span text:style-name="T29">${QUARKUS_CLIENT_HTTP:}</text:span></text:span><text:span text:style-name="Source_20_Text"><text:span text:style-name="T24">:</text:span></text:span><text:span text:style-name="Source_20_Text"><text:span text:style-name="T29">${QUARKUS_CLIENT_HTTP_PORT:}</text:span></text:span></text:p>
      <text:p text:style-name="P7"/>
      <text:p text:style-name="P6"><text:span text:style-name="Source_20_Text"><text:span text:style-name="T31">quarkus.datasource.db-kind</text:span></text:span><text:span text:style-name="Source_20_Text"><text:span text:style-name="T23"> = postgresql</text:span></text:span></text:p>
      <text:p text:style-name="P6"><text:span text:style-name="Source_20_Text"><text:span text:style-name="T31">quarkus.datasource.username</text:span></text:span><text:span text:style-name="Source_20_Text"><text:span text:style-name="T23"> = </text:span></text:span><text:span text:style-name="Source_20_Text"><text:span text:style-name="T28">${QUARKUS_DATASOURCE_USERNAME:}</text:span></text:span></text:p>
      <text:p text:style-name="P6"><text:span text:style-name="Source_20_Text"><text:span text:style-name="T31">quarkus.datasource.password</text:span></text:span><text:span text:style-name="Source_20_Text"><text:span text:style-name="T23"> = </text:span></text:span><text:span text:style-name="Source_20_Text"><text:span text:style-name="T28">${QUARKUS_DATASOURCE_PASSWORD:}</text:span></text:span></text:p>
      <text:p text:style-name="P6"><text:span text:style-name="Source_20_Text"><text:span text:style-name="T31">quarkus.datasource.jdbc.url</text:span></text:span><text:span text:style-name="Source_20_Text"><text:span text:style-name="T23"> = jdbc:postgresql://</text:span></text:span><text:span text:style-name="Source_20_Text"><text:span text:style-name="T28">${QUARKUS_DATASOURCE_HOST:}</text:span></text:span><text:span text:style-name="Source_20_Text"><text:span text:style-name="T23">:</text:span></text:span><text:span text:style-name="Source_20_Text"><text:span text:style-name="T28">${QUARKUS_DATASOURCE_PORT:}</text:span></text:span><text:span text:style-name="Source_20_Text"><text:span text:style-name="T23">/agencia</text:span></text:span></text:p>
      <text:p text:style-name="P25"><text:span text:style-name="T17"/></text:p>
      <text:p text:style-name="P25"><text:span text:style-name="T17"/></text:p>
      <text:p text:style-name="P23"><text:span text:style-name="T34">Para setar as variáveis de ambiente, você pode executar o seguinte comando:</text:span></text:p>
      <text:p text:style-name="Text_20_body"><text:line-break/><text:span text:style-name="Source_20_Text"><text:span text:style-name="T24">mvn quarkus:dev QUARKUS_CLIENT_HTTP=localhost;QUARKUS_CLIENT_HTTP_PORT=8181;QUARKUS_DATASOURCE_USERNAME=joao;QUARKUS_DATASOURCE_PASSWORD=joao;QUARKUS_DATASOURCE_HOST=localhost;QUARKUS_DATASOURCE_PORT=5433</text:span></text:span></text:p>
      <text:p text:style-name="Text_20_body"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6:32:23.440849982</meta:creation-date>
    <dc:date>2025-09-04T09:51:05.696470446</dc:date>
    <meta:editing-duration>PT1H6M1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4" meta:paragraph-count="66" meta:word-count="711" meta:character-count="5272" meta:non-whitespace-character-count="4583"/>
  </office:meta>
</office:document-meta>
</file>